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0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6pt" fo:text-shadow="none" style:text-underline-style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1pt 1pt" style:font-size-asian="26pt" style:font-size-complex="2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2.062cm" fo:margin-right="0cm" fo:text-align="center" fo:text-indent="-2.062cm"/>
    </style:style>
    <style:style style:name="P9" style:family="paragraph">
      <style:paragraph-properties fo:margin-left="0.318cm" fo:margin-right="0cm" fo:text-align="center" fo:text-indent="0cm"/>
    </style:style>
    <style:style style:name="P1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11" style:family="paragraph">
      <style:paragraph-properties>
        <style:tab-stops>
          <style:tab-stop style:position="19.05cm" style:type="right"/>
        </style:tab-stops>
      </style:paragraph-properties>
    </style:style>
    <style:style style:name="P12" style:family="paragraph">
      <loext:graphic-properties draw:fill="none" draw:fill-color="#ffffff"/>
      <style:paragraph-properties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.318cm" fo:margin-right="0cm" fo:text-indent="-0.318cm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000000" style:font-name="Segoe UI1" fo:font-size="32pt" fo:text-shadow="none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 Semibold" fo:font-size="28pt" fo:text-shadow="none" style:text-underline-style="none" style:font-size-asian="28pt" style:font-size-complex="28pt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32pt" fo:text-shadow="1pt 1pt" style:font-size-asian="32pt" style:font-size-complex="32pt"/>
    </style:style>
    <style:style style:name="T7" style:family="text">
      <style:text-properties fo:color="#cc0000" style:font-name="Segoe UI Semibold" fo:font-size="24pt" fo:text-shadow="none" fo:font-weight="bold" style:font-size-asian="24pt" style:font-weight-asian="bold" style:font-size-complex="24pt" style:font-weight-complex="bold"/>
    </style:style>
    <style:style style:name="T8" style:family="text">
      <style:text-properties fo:color="#ffffff" style:font-name="Segoe UI1" fo:font-size="32pt" fo:text-shadow="1pt 1pt" style:font-size-asian="32pt" style:font-size-complex="32pt"/>
    </style:style>
    <style:style style:name="T9" style:family="text">
      <style:text-properties fo:color="#ffffff" style:font-name="Segoe UI1" fo:font-size="16pt" fo:text-shadow="1pt 1pt" style:font-size-asian="16pt" style:font-size-complex="16pt"/>
    </style:style>
    <style:style style:name="T10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974cm" svg:x="1.27cm" svg:y="0.762cm">
          <draw:text-box>
            <text:p text:style-name="P1"><text:span text:style-name="T1">HYMN #343</text:span></text:p>
            <text:p text:style-name="P1"><text:span text:style-name="T2">“</text:span><text:span text:style-name="T2">Prepare the Royal Highway”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8.133cm" svg:x="1.25cm" svg:y="1.016cm">
          <draw:text-box>
            <text:p text:style-name="P1"><text:span text:style-name="T4">1. </text:span><text:span text:style-name="T5">Prepare the royal highway;</text:span><text:span text:style-name="T5"><text:line-break/></text:span><text:span text:style-name="T5">The King of kings is near!</text:span><text:span text:style-name="T5"><text:line-break/></text:span><text:span text:style-name="T5">Let ev’ry hill and valley</text:span><text:span text:style-name="T5"><text:line-break/></text:span><text:span text:style-name="T5">A level road appear!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4.912cm" svg:height="8.133cm" svg:x="1.364cm" svg:y="0.925cm">
          <draw:text-box>
            <text:p text:style-name="P1"><text:span text:style-name="T5">Then greet the King of Glory</text:span><text:span text:style-name="T5"><text:line-break/></text:span><text:span text:style-name="T5">Foretold in sacred story:</text:span></text:p>
            <text:p text:style-name="P5"><text:span text:style-name="T7">(Refrain:)</text:span><text:span text:style-name="T4"> </text:span><text:span text:style-name="T5">Hosanna to the Lord,</text:span><text:span text:style-name="T5"><text:line-break/></text:span><text:span text:style-name="T5">For He fulfills God’s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7" draw:layer="layout" svg:width="24.892cm" svg:height="8.133cm" svg:x="1.451cm" svg:y="0.735cm">
          <draw:text-box>
            <text:p text:style-name="P1"><text:span text:style-name="T4">2. </text:span><text:span text:style-name="T5">God’s people, see Him coming:</text:span><text:span text:style-name="T5"><text:line-break/></text:span><text:span text:style-name="T5">Your own eternal king!</text:span><text:span text:style-name="T5"><text:line-break/></text:span><text:span text:style-name="T5">Palm branches strew before Him!</text:span><text:span text:style-name="T5"><text:line-break/></text:span><text:span text:style-name="T5">Spread garments! Shout and sing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146cm" svg:height="8.133cm" svg:x="1.27cm" svg:y="0.762cm">
          <draw:text-box>
            <text:p text:style-name="P1"><text:span text:style-name="T5">God’s promise will not fail you!</text:span><text:span text:style-name="T5"><text:line-break/></text:span><text:span text:style-name="T5">No more shall doubt assail you!</text:span></text:p>
            <text:p text:style-name="P8"><text:span text:style-name="T7">(Refrain:)</text:span><text:span text:style-name="T4"> </text:span><text:span text:style-name="T5">Hosanna to the Lord,</text:span></text:p>
            <text:p text:style-name="P8"><text:span text:style-name="T5">For He fulfills God’s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4" draw:text-style-name="P10" draw:layer="layout" svg:width="24.638cm" svg:height="8.332cm" svg:x="1.524cm" svg:y="0.812cm">
          <draw:text-box>
            <text:p text:style-name="P9"><text:span text:style-name="T4">3. </text:span><text:span text:style-name="T5">Then fling the gates wide open</text:span><text:span text:style-name="T5"><text:line-break/></text:span><text:span text:style-name="T5">To greet your promised king!</text:span><text:span text:style-name="T5"><text:line-break/></text:span><text:span text:style-name="T5">Your king, yet ev’ry nation</text:span><text:span text:style-name="T5"><text:line-break/></text:span><text:span text:style-name="T5">Its tribute too should br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12" draw:layer="layout" svg:width="24.892cm" svg:height="8.133cm" svg:x="1.452cm" svg:y="0.902cm">
          <draw:text-box>
            <text:p text:style-name="P11"><text:span text:style-name="T8"><text:s text:c="9"/></text:span><text:span text:style-name="T5">All lands, bow down before Him!</text:span><text:span text:style-name="T5"><text:line-break/></text:span><text:span text:style-name="T5"> <text:s text:c="8"/>All nations, now adore Him!</text:span></text:p>
            <text:p text:style-name="P1"><text:span text:style-name="T7">(Refrain:)</text:span><text:span text:style-name="T4"> </text:span><text:span text:style-name="T5">Hosanna to the Lord,</text:span><text:span text:style-name="T5"><text:line-break/></text:span><text:span text:style-name="T5">For He fulfills God’s Wor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13" draw:layer="layout" svg:width="24.892cm" svg:height="8.133cm" svg:x="1.778cm" svg:y="0.762cm">
          <draw:text-box>
            <text:p text:style-name="P5"><text:span text:style-name="T4">4. </text:span><text:span text:style-name="T5">His is no earthly kingdom;</text:span><text:span text:style-name="T5"><text:line-break/></text:span><text:span text:style-name="T5">It comes from heav’n above.</text:span><text:span text:style-name="T5"><text:line-break/></text:span><text:span text:style-name="T5">His rule is peace and freedom</text:span><text:span text:style-name="T5"><text:line-break/></text:span><text:span text:style-name="T5">And justice, truth, and l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5" draw:text-style-name="P16" draw:layer="layout" svg:width="25.654cm" svg:height="13.164cm" svg:x="1.016cm" svg:y="0.797cm">
          <draw:text-box>
            <text:p text:style-name="P5"><text:span text:style-name="T5">So let your praise be sounding</text:span><text:span text:style-name="T5"><text:line-break/></text:span><text:span text:style-name="T5">For kindness so abounding: <text:s/></text:span></text:p>
            <text:p text:style-name="P5"><text:span text:style-name="T7">(Refrain:)</text:span><text:span text:style-name="T4"> <text:s/></text:span><text:span text:style-name="T5">Hosanna to the Lord,</text:span><text:span text:style-name="T5"><text:line-break/></text:span><text:span text:style-name="T5">For He fulfills God’s Word!</text:span></text:p>
            <text:p text:style-name="P14"><text:span text:style-name="T9"/></text:p>
            <text:p text:style-name="P14"><text:span text:style-name="T9"/></text:p>
            <text:p text:style-name="P14"><text:span text:style-name="T9"/></text:p>
            <text:p text:style-name="P14"><text:span text:style-name="T10"><text:s text:c="5"/></text:span><text:span text:style-name="T10">© 1978 Lutheran Book of Worship. </text:span></text:p>
            <text:p text:style-name="P14"><text:span text:style-name="T10"><text:s text:c="5"/></text:span><text:span text:style-name="T10">Used by permission: </text:span></text:p>
            <text:p text:style-name="P15"><text:span text:style-name="T10"><text:s text:c="5"/></text:span><text:span text:style-name="T10">LSB Hymn License </text:span></text:p>
            <text:p text:style-name="P15"><text:span text:style-name="T10"><text:s text:c="5"/></text:span><text:span text:style-name="T10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4:20:27.652000000</meta:creation-date>
    <dc:title>Hymn template</dc:title>
    <meta:editing-duration>PT1H11M50S</meta:editing-duration>
    <meta:editing-cycles>19</meta:editing-cycles>
    <meta:generator>LibreOffice/6.1.3.2$Windows_X86_64 LibreOffice_project/86daf60bf00efa86ad547e59e09d6bb77c699acb</meta:generator>
    <meta:initial-creator>Arthur Hoch</meta:initial-creator>
    <dc:date>2019-01-14T14:44:34.554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2-13T14:20:27.293000000"/>
  </office:meta>
</office:document-meta>
</file>